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5ba" officeooo:paragraph-rsid="001135ba"/>
    </style:style>
    <style:style style:name="P2" style:family="paragraph" style:parent-style-name="Standard">
      <style:text-properties officeooo:rsid="001135ba" officeooo:paragraph-rsid="0011d4a6"/>
    </style:style>
    <style:style style:name="P3" style:family="paragraph" style:parent-style-name="Standard">
      <style:text-properties officeooo:rsid="001135ba" officeooo:paragraph-rsid="001336bd"/>
    </style:style>
    <style:style style:name="P4" style:family="paragraph" style:parent-style-name="Standard">
      <style:text-properties officeooo:rsid="001135ba" officeooo:paragraph-rsid="00145df1"/>
    </style:style>
    <style:style style:name="P5" style:family="paragraph" style:parent-style-name="Standard">
      <style:text-properties officeooo:paragraph-rsid="001135ba"/>
    </style:style>
    <style:style style:name="P6" style:family="paragraph" style:parent-style-name="Standard">
      <style:text-properties officeooo:rsid="0011d4a6" officeooo:paragraph-rsid="0011d4a6"/>
    </style:style>
    <style:style style:name="P7" style:family="paragraph" style:parent-style-name="Standard">
      <style:text-properties officeooo:paragraph-rsid="001336bd"/>
    </style:style>
    <style:style style:name="T1" style:family="text">
      <style:text-properties officeooo:rsid="001135ba"/>
    </style:style>
    <style:style style:name="T2" style:family="text">
      <style:text-properties officeooo:rsid="0011d4a6"/>
    </style:style>
    <style:style style:name="T3" style:family="text">
      <style:text-properties officeooo:rsid="00133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x2: (Ligado no switch na porta 7)</text:p>
      <text:p text:style-name="P1"><text:tab/>ifconfig eth1 172.16.111.<text:span text:style-name="T3">1</text:span>/24<text:tab/></text:p>
      <text:p text:style-name="P1"/>
      <text:p text:style-name="P4"><text:tab/><text:span text:style-name="T3">[capture in wireshark]</text:span></text:p>
      <text:p text:style-name="P4"><text:tab/><text:span text:style-name="T3">[save wireshark]</text:span></text:p>
      <text:p text:style-name="P4"><text:span text:style-name="T3"><text:tab/>[capture in wireshark]</text:span></text:p>
      <text:p text:style-name="P4"><text:tab/>ping -<text:span text:style-name="T3">b </text:span>172.16.<text:span text:style-name="T3">111.255 <text:tab/>(broadcast)</text:span></text:p>
      <text:p text:style-name="P4"><text:tab/><text:span text:style-name="T3">[save wireshark]</text:span></text:p>
      <text:p text:style-name="P1"/>
      <text:p text:style-name="P1">Tux3: (Ligado no switch na porta 14)</text:p>
      <text:p text:style-name="P1"><text:tab/><text:span text:style-name="T2">ifconfig eth1 172.16.110.1/24<text:tab/>(1)</text:span></text:p>
      <text:p text:style-name="P1"><text:tab/></text:p>
      <text:p text:style-name="P3"><text:span text:style-name="T3"><text:tab/>[capture in wireshark]</text:span></text:p>
      <text:p text:style-name="P5"><text:span text:style-name="T1"><text:tab/>ping 172.16.</text:span><text:span text:style-name="T3">110.254<text:tab/>(Ping ao 4)</text:span></text:p>
      <text:p text:style-name="P7"><text:span text:style-name="T1"><text:tab/>ping 172.16.</text:span><text:span text:style-name="T3">111.1<text:tab/>(Ping ao 2)-vazio</text:span></text:p>
      <text:p text:style-name="P7"><text:tab/><text:span text:style-name="T3">[save wireshark]</text:span></text:p>
      <text:p text:style-name="P7"><text:tab/><text:span text:style-name="T3">[capture wireshark]</text:span></text:p>
      <text:p text:style-name="P7"><text:tab/><text:span text:style-name="T1">ping -</text:span><text:span text:style-name="T3">b </text:span><text:span text:style-name="T1">172.16.</text:span><text:span text:style-name="T3">110.255 <text:tab/>(broadcast)</text:span></text:p>
      <text:p text:style-name="P3"><text:tab/><text:span text:style-name="T3">[save wireshark]</text:span></text:p>
      <text:p text:style-name="P7"><text:span text:style-name="T3"><text:tab/>[capture wireshark]</text:span></text:p>
      <text:p text:style-name="P3"><text:tab/><text:span text:style-name="T3">[save wireshark]</text:span></text:p>
      <text:p text:style-name="P1"/>
      <text:p text:style-name="P1"/>
      <text:p text:style-name="P1">Tux4: (Ligado ao switch/router)</text:p>
      <text:p text:style-name="P2"><text:tab/><text:span text:style-name="T2">ifconfig eth1 172.16.110.254/24 <text:tab/>(1) </text:span></text:p>
      <text:p text:style-name="P1"><text:tab/>/interface bridge add name=bridgeY0</text:p>
      <text:p text:style-name="P1"><text:tab/>/interface bridge add name=bridgeY1</text:p>
      <text:p text:style-name="P1"><text:tab/>/interface bridge port remove [find interface=ether20] <text:s/>(Tux4 ligado na porta 20 do switch)</text:p>
      <text:p text:style-name="P1"><text:tab/>/interface bridge port remove [find interface=ether7] <text:s/>(Tux2 ligado na porta 7 do switch)</text:p>
      <text:p text:style-name="P1"><text:tab/>/interface bridge port remove [find interface=ether14] <text:s/>(Tux3 ligado na porta 14 do switch)</text:p>
      <text:p text:style-name="P1"><text:tab/>/interface bridge port add bridge=bridgeY0 interface=ether20</text:p>
      <text:p text:style-name="P1"><text:tab/>/interface bridge port add bridge=bridgeY0 interface=ether14</text:p>
      <text:p text:style-name="P1"><text:tab/>/interface bridge port add bridge=bridgeY1 interface=ether7</text:p>
      <text:p text:style-name="P1"/>
      <text:p text:style-name="P1"><text:tab/><text:span text:style-name="T3">[capture in wireshark]</text:span></text:p>
      <text:p text:style-name="P4"><text:tab/><text:span text:style-name="T3">[save wireshark]</text:span></text:p>
      <text:p text:style-name="P4"><text:tab/><text:span text:style-name="T3">[capture in wireshark]</text:span></text:p>
      <text:p text:style-name="P4"><text:tab/><text:span text:style-name="T3">[save wireshark]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(1)- Establecer a conexão entre Pcs do lab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1:25:56.210168825</meta:creation-date>
    <dc:date>2024-11-29T12:23:48.236425622</dc:date>
    <meta:editing-duration>PT12M51S</meta:editing-duration>
    <meta:editing-cycles>1</meta:editing-cycles>
    <meta:document-statistic meta:table-count="0" meta:image-count="0" meta:object-count="0" meta:page-count="1" meta:paragraph-count="34" meta:word-count="153" meta:character-count="1191" meta:non-whitespace-character-count="1033"/>
    <meta:generator>LibreOffice/6.4.7.2$Linux_X86_64 LibreOffice_project/40$Build-2</meta:generator>
  </office:meta>
</office:document-meta>
</file>